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pitch="variable"/>
    <style:font-face style:name="New York" svg:font-family="'New York'" style:font-pitch="variable"/>
    <style:font-face style:name="Courier New1" svg:font-family="'Courier New'" style:font-family-generic="modern" style:font-pitch="variable"/>
    <style:font-face style:name="DejaVu Sans Condensed" svg:font-family="'DejaVu Sans Condensed'" style:font-family-generic="roman" style:font-pitch="variable"/>
    <style:font-face style:name="New York1" svg:font-family="'New York'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"/>
    </style:style>
    <style:style style:name="P2" style:family="paragraph" style:parent-style-name="Standard" style:list-style-name="WW8Num1">
      <style:text-properties fo:color="#000000" style:font-name="Liberation Sans"/>
    </style:style>
    <style:style style:name="P3" style:family="paragraph" style:parent-style-name="Standard" style:list-style-name="WW8Num1">
      <style:text-properties fo:color="#000000" style:font-name="Liberation Sans"/>
    </style:style>
    <style:style style:name="P4" style:family="paragraph" style:parent-style-name="Standard" style:list-style-name="WW8Num1">
      <style:text-properties fo:color="#000000" style:font-name="Liberation Sans"/>
    </style:style>
    <style:style style:name="P5" style:family="paragraph" style:parent-style-name="Standard" style:list-style-name="WW8Num1">
      <style:text-properties fo:color="#000000" style:font-name="Liberation Sans"/>
    </style:style>
    <style:style style:name="P6" style:family="paragraph" style:parent-style-name="Standard" style:list-style-name="WW8Num1">
      <style:text-properties fo:color="#000000" style:font-name="Liberation Sans"/>
    </style:style>
    <style:style style:name="P7" style:family="paragraph" style:parent-style-name="Standard" style:list-style-name="WW8Num1">
      <style:text-properties fo:color="#000000" style:font-name="Liberation Sans"/>
    </style:style>
    <style:style style:name="P8" style:family="paragraph" style:parent-style-name="Standard" style:list-style-name="WW8Num1">
      <style:text-properties fo:color="#000000" style:font-name="Liberation Sans"/>
    </style:style>
    <style:style style:name="P9" style:family="paragraph" style:parent-style-name="Standard">
      <style:text-properties fo:color="#000000" style:font-name="Liberation Sans" style:text-underline-style="solid" style:text-underline-width="auto" style:text-underline-color="font-color" fo:font-weight="bold" style:font-weight-asian="bold"/>
    </style:style>
    <style:style style:name="P10" style:family="paragraph" style:parent-style-name="Standard" style:list-style-name="WW8Num1">
      <style:text-properties fo:color="#000000" style:font-name="Liberation Sans"/>
    </style:style>
    <style:style style:name="P11" style:family="paragraph" style:parent-style-name="Standard" style:list-style-name="WW8Num1">
      <style:text-properties fo:color="#000000" style:font-name="Liberation Sans"/>
    </style:style>
    <style:style style:name="P12" style:family="paragraph" style:parent-style-name="Standard" style:list-style-name="WW8Num1">
      <style:text-properties fo:color="#000000" style:font-name="Liberation Sans"/>
    </style:style>
    <style:style style:name="P13" style:family="paragraph" style:parent-style-name="Standard" style:list-style-name="WW8Num1">
      <style:text-properties fo:color="#000000" style:font-name="Liberation Sans"/>
    </style:style>
    <style:style style:name="P14" style:family="paragraph" style:parent-style-name="Standard">
      <style:text-properties style:font-name="Liberation Sans"/>
    </style:style>
    <style:style style:name="P15" style:family="paragraph" style:parent-style-name="Standard">
      <style:text-properties style:font-name="Liberation Sans" fo:font-size="14pt" style:font-size-asian="14pt"/>
    </style:style>
    <style:style style:name="P16" style:family="paragraph" style:parent-style-name="Standard" style:list-style-name="WW8Num1">
      <style:text-properties style:font-name="Liberation Sans"/>
    </style:style>
    <style:style style:name="P17" style:family="paragraph" style:parent-style-name="Standard" style:list-style-name="WW8Num1">
      <style:text-properties style:font-name="Liberation Sans"/>
    </style:style>
    <style:style style:name="P18" style:family="paragraph" style:parent-style-name="Standard" style:list-style-name="WW8Num1">
      <style:text-properties style:font-name="Liberation Sans"/>
    </style:style>
    <style:style style:name="P19" style:family="paragraph" style:parent-style-name="Standard" style:list-style-name="WW8Num1">
      <style:paragraph-properties fo:margin-left="0in" fo:margin-right="0in" fo:text-indent="0in" style:auto-text-indent="false"/>
      <style:text-properties fo:color="#000000" style:font-name="Liberation Sans"/>
    </style:style>
    <style:style style:name="P20" style:family="paragraph" style:parent-style-name="Standard" style:list-style-name="WW8Num1">
      <style:paragraph-properties fo:margin-left="0in" fo:margin-right="0in" fo:text-indent="0in" style:auto-text-indent="false"/>
      <style:text-properties fo:color="#000000" style:font-name="Liberation Sans"/>
    </style:style>
    <style:style style:name="P21" style:family="paragraph" style:parent-style-name="Standard" style:list-style-name="WW8Num1">
      <style:paragraph-properties fo:margin-left="0in" fo:margin-right="0in" fo:text-indent="0in" style:auto-text-indent="false"/>
      <style:text-properties fo:color="#000000" style:font-name="Liberation Sans"/>
    </style:style>
    <style:style style:name="P22" style:family="paragraph" style:parent-style-name="Standard" style:list-style-name="WW8Num1">
      <style:paragraph-properties fo:margin-left="0in" fo:margin-right="0in" fo:text-indent="0in" style:auto-text-indent="false"/>
      <style:text-properties fo:color="#000000" style:font-name="Liberation Sans"/>
    </style:style>
    <style:style style:name="P23" style:family="paragraph" style:parent-style-name="Standard" style:list-style-name="WW8Num1">
      <style:paragraph-properties fo:margin-left="0in" fo:margin-right="0in" fo:text-indent="0in" style:auto-text-indent="false"/>
      <style:text-properties fo:color="#000000" style:font-name="Liberation Sans"/>
    </style:style>
    <style:style style:name="P24" style:family="paragraph" style:parent-style-name="Standard" style:list-style-name="WW8Num1">
      <style:paragraph-properties fo:margin-left="0in" fo:margin-right="0in" fo:text-indent="0in" style:auto-text-indent="false"/>
      <style:text-properties fo:color="#000000" style:font-name="Liberation Sans"/>
    </style:style>
    <style:style style:name="P25" style:family="paragraph" style:parent-style-name="Standard" style:master-page-name="Standard">
      <style:paragraph-properties style:page-number="auto"/>
      <style:text-properties style:font-name="Liberation Sans" fo:font-size="16pt" style:font-size-asian="16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/>
    </style:style>
    <style:style style:name="T3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4" style:family="text">
      <style:text-properties fo:color="#000000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-start text:name="DDE_LINK"/>Critically discuss Appadurai's theory of globalisation with reference to his idea of scapes<text:bookmark-end text:name="DDE_LINK"/>.</text:p>
      <text:p text:style-name="P15"/>
      <text:p text:style-name="P14">Firstly, the essay will need to explain or lay out some of the c<text:bookmark-start text:name="DDE_LINK1"/>entral themes of Appadurai’s work on globalisation<text:bookmark-end text:name="DDE_LINK1"/>. At the same time, it will be necessary to contextualise Appadurai’s work in terms of <text:bookmark-start text:name="DDE_LINK2"/>other theories of globalisation<text:bookmark-end text:name="DDE_LINK2"/> and to look critically at his work in this context. So, here it will be useful to signal a general awareness of theorists/issues dealing with globalisation and the field within which Appadurai is writing :</text:p>
      <text:p text:style-name="P14"/>
      <text:list text:style-name="WW8Num1">
        <text:list-item>
          <text:p text:style-name="P2"><text:bookmark-start text:name="DDE_LINK3"/><text:bookmark-start text:name="OLE_LINK6"/><text:bookmark-start text:name="OLE_LINK5"/>Cultural homogenisation<text:bookmark-end text:name="OLE_LINK6"/><text:bookmark-end text:name="OLE_LINK5"/>/heterogenisation – how does Appadurai view issues of Cultural homogenisation<text:bookmark-end text:name="DDE_LINK3"/> ?</text:p>
        </text:list-item>
        <text:list-item>
          <text:p text:style-name="P2"><text:bookmark-start text:name="DDE_LINK4"/>How does he view the core/periphery model ?<text:bookmark-end text:name="DDE_LINK4"/></text:p>
        </text:list-item>
        <text:list-item>
          <text:p text:style-name="P16"><text:bookmark-start text:name="DDE_LINK5"/><text:span text:style-name="T1">What does he mean by </text:span><text:span text:style-name="T2">‘the imagination as social practice’ </text:span><text:span text:style-name="T1">?</text:span><text:bookmark-end text:name="DDE_LINK5"/></text:p>
        </text:list-item>
        <text:list-item>
          <text:p text:style-name="P2"><text:bookmark-start text:name="DDE_LINK6"/>Deterritorialisation<text:bookmark-end text:name="DDE_LINK6"/></text:p>
        </text:list-item>
        <text:list-item>
          <text:p text:style-name="P2"><text:bookmark-start text:name="DDE_LINK7"/>The relationship between nation and state<text:bookmark-end text:name="DDE_LINK7"/></text:p>
        </text:list-item>
      </text:list>
      <text:p text:style-name="P14"/>
      <text:p text:style-name="P14">Secondly, it will be necessary to <text:bookmark-start text:name="DDE_LINK8"/>explain what Appadurai means by ‘disjuncture’<text:bookmark-end text:name="DDE_LINK8"/> with specific reference to <text:bookmark-start text:name="DDE_LINK9"/>Ethnoscapes, <text:span text:style-name="T1">Technoscapes Financescapes, Mediascapes, Ideoscapes</text:span><text:bookmark-end text:name="DDE_LINK9"/><text:span text:style-name="T1">. </text:span><text:bookmark-start text:name="DDE_LINK10"/><text:span text:style-name="T1">Here it may be useful to identify examples within each idiom</text:span><text:bookmark-end text:name="DDE_LINK10"/><text:span text:style-name="T1">.</text:span></text:p>
      <text:p text:style-name="P1"/>
      <text:p text:style-name="P14"><text:span text:style-name="T1">Thirdly, in trying to establish the value of Appadurai’s work it will be necessary to look </text:span><text:span text:style-name="T3">critically</text:span><text:span text:style-name="T1"> at some of his ideas. The following questions might be useful :</text:span></text:p>
      <text:p text:style-name="P1"/>
      <text:list text:style-name="WW8Num1">
        <text:list-item text:start-value="1">
          <text:p text:style-name="P16"><text:bookmark-start text:name="DDE_LINK11"/><text:span text:style-name="T1">What do we make of </text:span><text:span text:style-name="T2">‘the imagination as social practice’</text:span><text:span text:style-name="T1"> ? – can this be viewed independently of </text:span><text:span text:style-name="T2">‘national, transnational and political structures’ </text:span><text:span text:style-name="T1">?</text:span><text:bookmark-end text:name="DDE_LINK11"/><text:span text:style-name="T1"> (See Ong below) ?</text:span></text:p>
        </text:list-item>
        <text:list-item>
          <text:p text:style-name="P2"><text:bookmark-start text:name="DDE_LINK12"/>How much are his ideas premised upon received ideas of say nationalism ?<text:bookmark-end text:name="DDE_LINK12"/></text:p>
        </text:list-item>
        <text:list-item>
          <text:p text:style-name="P2"><text:bookmark-start text:name="DDE_LINK13"/>How much of contemporary ‘reality’ might be seen as culture constructed <text:bookmark-end text:name="DDE_LINK13"/>(Hoogvelt, 1997 : 315). How far have our lives been penetrated in terms of capitalism ? (see Jameson). C<text:bookmark-start text:name="DDE_LINK14"/>an the world be seen in terms of entropy, chaos and a rejection of Newtonian certainties ?<text:bookmark-end text:name="DDE_LINK14"/></text:p>
        </text:list-item>
        <text:list-item>
          <text:p text:style-name="P2"><text:bookmark-start text:name="DDE_LINK16"/>What are the implications of proposing an alternative modernity ? does this still mean buying into all its attendant values ?<text:bookmark-end text:name="DDE_LINK16"/></text:p>
        </text:list-item>
        <text:list-item>
          <text:p text:style-name="P19"><text:bookmark-start text:name="DDE_LINK17"/>What do we make of an approach which is essentially ‘perspectival’ ?<text:bookmark-end text:name="DDE_LINK17"/></text:p>
        </text:list-item>
        <text:list-item>
          <text:p text:style-name="P19"><text:bookmark-start text:name="DDE_LINK18"/>How do Appadurai’s ideas relate to Wallerstein’s ‘World Systems Theory’ ?<text:bookmark-end text:name="DDE_LINK18"/></text:p>
        </text:list-item>
        <text:list-item>
          <text:p text:style-name="P19"><text:bookmark-start text:name="DDE_LINK19"/>How does Appadurai’s decentering affect notions of ant - colonial activism ?<text:bookmark-end text:name="DDE_LINK19"/></text:p>
        </text:list-item>
        <text:list-item>
          <text:p text:style-name="P19"><text:bookmark-start text:name="DDE_LINK20"/>Is there a danger that emphasising cultural fragmentation and interaction might precipitate a kind of multiculturalism view which overlooks racial and political inequalities by suggesting that some kind of cultural equality has now been obtained by world citizens<text:bookmark-end text:name="DDE_LINK20"/> (for a fuller discussion see Parry below) – see also cosmopolitanism. <text:bookmark-start text:name="DDE_LINK21"/>Some critical discussion of <text:soft-page-break/>Appadurai’s ideas in this context might be useful.</text:p>
        </text:list-item>
        <text:list-item>
          <text:p text:style-name="P19">Could cultural decenteredness favour the capitalist system <text:tab/>through the creation of a fragmented international proletariat ?<text:bookmark-end text:name="DDE_LINK21"/></text:p>
        </text:list-item>
        <text:list-item>
          <text:p text:style-name="P19"><text:bookmark-start text:name="DDE_LINK23"/>It’s useful to <text:bookmark-start text:name="DDE_LINK22"/>remember that Appadurai is an anthropologist<text:bookmark-end text:name="DDE_LINK22"/> <text:tab/>and one who has ‘made the journey in’ (this relates to a more <text:s/>general criticism in relation to academics in the postcolonial field ie they criticise the West from inside <text:s/>Western academia and that there is something unseemly about this).<text:bookmark-end text:name="DDE_LINK23"/> <text:tab/><text:bookmark-start text:name="DDE_LINK24"/>Moreover, anthropology traditionally bases its theories upon fieldwork/ so how does the abstract/’virtual’ nature of his ideas relate to the conventional ideas of situated ethnography which have traditionally defined the discipline ?<text:bookmark-end text:name="DDE_LINK24"/> (see Ong below)</text:p>
        </text:list-item>
      </text:list>
      <text:p text:style-name="P1"/>
      <text:p text:style-name="P9">Reading</text:p>
      <text:list text:style-name="WW8Num1">
        <text:list-item text:start-value="1">
          <text:p text:style-name="P2"/>
          <text:list>
            <text:list-item>
              <text:p text:style-name="P16"><text:span text:style-name="T1">A useful starting point is to look at </text:span><text:bookmark-start text:name="DDE_LINK15"/><text:span text:style-name="T1">Hoogvelt, Ankie M. M, </text:span><text:span text:style-name="T2">Globalisation and the postcolonial world: the new political economy of development</text:span><text:span text:style-name="T1">, (Basingstoke: Macmillan, 1997)</text:span><text:bookmark-end text:name="DDE_LINK15"/><text:span text:style-name="T1"> (lib ref 330.91724 HOO). This provides a useful overview and also refers to some of Appadurai’s critics like :</text:span><text:span text:style-name="T4"> </text:span><text:span text:style-name="T1">Benita Parry (1989) ‘Problems in current theories of colonial <text:s/>discourse’ Oxford Literary Review, 9 (1-2) : 27-58</text:span></text:p>
            </text:list-item>
            <text:list-item>
              <text:p text:style-name="P2">For a further critique of Appadurai’s ideas see ‘Flexible Citizenship: The Cultural Logics of Transnationality’ by Aihwa Ong <text:s/>(303.482 ONG) - Pgs 10 and 11.</text:p>
            </text:list-item>
            <text:list-item>
              <text:p text:style-name="P2">Issues of cosmopolitanism - see Timothy Brennan's (1997) ‘At Home in the World: Cosmopolitanism Now’, Harvard University Press. Here, he offers a specific critique of Appadurai.</text:p>
            </text:list-item>
            <text:list-item>
              <text:p text:style-name="P2">The ‘imagistic’ nature of or imaginary or even ‘virtual’ geography which are inherent in Appadurai’s ideas – (briefly mentioned in ‘Shame and blindness, Meat and Monsters’ in Postcolonial Imaginings by David Punter (820.99 Pun).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pitch="variable"/>
    <style:font-face style:name="New York" svg:font-family="'New York'" style:font-pitch="variable"/>
    <style:font-face style:name="Courier New1" svg:font-family="'Courier New'" style:font-family-generic="modern" style:font-pitch="variable"/>
    <style:font-face style:name="DejaVu Sans Condensed" svg:font-family="'DejaVu Sans Condensed'" style:font-family-generic="roman" style:font-pitch="variable"/>
    <style:font-face style:name="New York1" svg:font-family="'New York'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GB" style:font-name-complex="DejaVu Sans Condensed2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>
      <style:text-properties style:font-name="New York" style:font-name-asian="Times New Roman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-">
        <style:list-level-properties text:space-before="0.25in" text:min-label-width="0.25in"/>
        <style:text-properties style:font-name="New York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Ain Bailey</meta:initial-creator>
    <meta:creation-date>2006-11-16T07:00:00</meta:creation-date>
    <dc:creator>Rob Dyke</dc:creator>
    <dc:date>2007-11-24T16:29:45</dc:date>
    <meta:printed-by>Roib Dyke</meta:printed-by>
    <meta:print-date>2007-10-29T09:06:18</meta:print-date>
    <meta:editing-cycles>17</meta:editing-cycles>
    <meta:editing-duration>PT9H2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4" meta:word-count="616" meta:character-count="4093"/>
  </office:meta>
</office:document-meta>
</file>